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3af6" officeooo:paragraph-rsid="00173af6"/>
    </style:style>
    <style:style style:name="P2" style:family="paragraph" style:parent-style-name="Standard">
      <style:text-properties fo:font-size="16pt" fo:font-weight="bold" officeooo:rsid="00173af6" officeooo:paragraph-rsid="00173af6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93c95" officeooo:paragraph-rsid="00193c95"/>
    </style:style>
    <style:style style:name="P4" style:family="paragraph" style:parent-style-name="Standard">
      <style:text-properties fo:font-size="12pt" fo:font-weight="normal" officeooo:rsid="00193c95" officeooo:paragraph-rsid="00193c95" style:font-size-asian="12pt" style:font-weight-asian="normal" style:font-size-complex="12pt" style:font-weight-complex="normal"/>
    </style:style>
    <style:style style:name="P5" style:family="paragraph">
      <loext:graphic-properties draw:fill="none" draw:fill-color="#000000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svg:stroke-color="#000000" draw:fill="none" draw:fill-color="#000000" draw:textarea-horizontal-align="justify" draw:textarea-vertical-align="middle" draw:auto-grow-height="false" fo:min-height="3.096cm" fo:min-width="8.73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name="Shape1" draw:style-name="gr1" draw:text-style-name="P5" svg:width="8.732cm" svg:height="3.096cm" svg:x="-0.536cm" svg:y="-0.146cm"><text:p/><draw:enhanced-geometry svg:viewBox="0 0 21600 21600" draw:type="rectangle" draw:enhanced-path="M 0 0 L 21600 0 21600 21600 0 21600 0 0 Z N"/></draw:custom-shape>main.c</text:p>
      <text:p text:style-name="P3"><text:span text:style-name="T1">jr_music_comm project</text:span></text:p>
      <text:p text:style-name="P1"/>
      <text:p text:style-name="P2">Scale: HF7 </text:p>
      <text:p text:style-name="P4">e_const_sound.s = HighFrequ7_mod.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8:10:39.280233717</meta:creation-date>
    <dc:date>2019-06-24T18:55:32.208470545</dc:date>
    <meta:editing-duration>PT44M57S</meta:editing-duration>
    <meta:editing-cycles>3</meta:editing-cycles>
    <meta:generator>LibreOffice/5.1.6.2$Linux_X86_64 LibreOffice_project/10m0$Build-2</meta:generator>
    <meta:print-date>2019-06-24T18:15:33.339110988</meta:print-date>
    <meta:document-statistic meta:table-count="0" meta:image-count="0" meta:object-count="0" meta:page-count="1" meta:paragraph-count="4" meta:word-count="8" meta:character-count="72" meta:non-whitespace-character-count="67"/>
  </office:meta>
</office:document-meta>
</file>